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ac1f" officeooo:paragraph-rsid="0005ac1f"/>
    </style:style>
    <style:style style:name="P2" style:family="paragraph" style:parent-style-name="Standard">
      <style:text-properties officeooo:rsid="00078346" officeooo:paragraph-rsid="00078346"/>
    </style:style>
    <style:style style:name="P3" style:family="paragraph" style:parent-style-name="Standard">
      <style:text-properties officeooo:rsid="00078346" officeooo:paragraph-rsid="0008b25a"/>
    </style:style>
    <style:style style:name="P4" style:family="paragraph" style:parent-style-name="Standard">
      <style:text-properties officeooo:rsid="00078346" officeooo:paragraph-rsid="000a6756"/>
    </style:style>
    <style:style style:name="P5" style:family="paragraph" style:parent-style-name="Standard">
      <style:text-properties officeooo:rsid="0008b25a" officeooo:paragraph-rsid="0008b25a"/>
    </style:style>
    <style:style style:name="P6" style:family="paragraph" style:parent-style-name="Standard">
      <style:text-properties officeooo:paragraph-rsid="0008b25a"/>
    </style:style>
    <style:style style:name="P7" style:family="paragraph" style:parent-style-name="Standard">
      <style:text-properties officeooo:paragraph-rsid="000a6756"/>
    </style:style>
    <style:style style:name="P8" style:family="paragraph" style:parent-style-name="Standard">
      <style:text-properties officeooo:rsid="000a6756" officeooo:paragraph-rsid="000a6756"/>
    </style:style>
    <style:style style:name="T1" style:family="text">
      <style:text-properties officeooo:rsid="0005ac1f"/>
    </style:style>
    <style:style style:name="T2" style:family="text">
      <style:text-properties officeooo:rsid="00078346"/>
    </style:style>
    <style:style style:name="T3" style:family="text">
      <style:text-properties officeooo:rsid="0008b25a"/>
    </style:style>
    <style:style style:name="T4" style:family="text">
      <style:text-properties officeooo:rsid="000a67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<text:span text:style-name="T1">include „templateM16.inc“</text:span></text:p>
      <text:p text:style-name="Standard">.<text:span text:style-name="T1">include „rozebercislo16_01_header.inc“</text:span></text:p>
      <text:p text:style-name="Standard"/>
      <text:p text:style-name="Standard">.<text:span text:style-name="T3">DSEG</text:span></text:p>
      <text:p text:style-name="Standard"><text:span text:style-name="T3">soucanaUprava: .byte 1</text:span></text:p>
      <text:p text:style-name="P5">velikostUpravy: .byte 1</text:p>
      <text:p text:style-name="P5">.CSEG</text:p>
      <text:p text:style-name="Standard"/>
      <text:p text:style-name="P6">.<text:span text:style-name="T3">EQU oprPlus, 0b00000000</text:span></text:p>
      <text:p text:style-name="P6">.<text:span text:style-name="T3">EQU oprMinus, 0b00000001</text:span></text:p>
      <text:p text:style-name="P6">.<text:span text:style-name="T3">EQU oprMulti, 0b00000010</text:span></text:p>
      <text:p text:style-name="P6">.<text:span text:style-name="T3">EQU oprDiv, 0b00000011</text:span></text:p>
      <text:p text:style-name="Standard"/>
      <text:p text:style-name="P7">.<text:span text:style-name="T3">MACRO </text:span><text:span text:style-name="T4">initY</text:span></text:p>
      <text:p text:style-name="P4"><text:tab/><text:span text:style-name="T4">ldi YL, low(@0)</text:span></text:p>
      <text:p text:style-name="P8"><text:tab/>ldi YH, highh(@0)</text:p>
      <text:p text:style-name="P7">.<text:span text:style-name="T2">ENDMACRO</text:span></text:p>
      <text:p text:style-name="Standard"/>
      <text:p text:style-name="P6">.<text:span text:style-name="T3">MACRO setOperation</text:span></text:p>
      <text:p text:style-name="P3"><text:tab/><text:span text:style-name="T4">push r16</text:span></text:p>
      <text:p text:style-name="P3"/>
      <text:p text:style-name="P3"><text:tab/><text:span text:style-name="T4">ldi r16, @0</text:span></text:p>
      <text:p text:style-name="P3"><text:tab/><text:span text:style-name="T4">ST Y, r16</text:span></text:p>
      <text:p text:style-name="P3"/>
      <text:p text:style-name="P3"><text:tab/><text:span text:style-name="T4">pop r16</text:span></text:p>
      <text:p text:style-name="P6">.<text:span text:style-name="T2">ENDMACRO</text:span></text:p>
      <text:p text:style-name="P6"/>
      <text:p text:style-name="P6">.<text:span text:style-name="T3">MACRO getOperation</text:span></text:p>
      <text:p text:style-name="P3"><text:tab/></text:p>
      <text:p text:style-name="P6">.<text:span text:style-name="T2">ENDMACRO</text:span></text:p>
      <text:p text:style-name="Standard"/>
      <text:p text:style-name="P6">.<text:span text:style-name="T3">MACRO setChange</text:span></text:p>
      <text:p text:style-name="P3"><text:tab/></text:p>
      <text:p text:style-name="P6">.<text:span text:style-name="T2">ENDMACRO</text:span></text:p>
      <text:p text:style-name="P6"/>
      <text:p text:style-name="P6">.<text:span text:style-name="T3">MACRO getChange</text:span></text:p>
      <text:p text:style-name="P3"><text:tab/></text:p>
      <text:p text:style-name="P6">.<text:span text:style-name="T2">ENDMACRO</text:span></text:p>
      <text:p text:style-name="Standard"/>
      <text:p text:style-name="P2">.MACRO pocitaniUpravCislo</text:p>
      <text:p text:style-name="P2"><text:tab/></text:p>
      <text:p text:style-name="Standard">.<text:span text:style-name="T2">ENDMACRO</text:span></text:p>
      <text:p text:style-name="Standard"/>
      <text:p text:style-name="P1">Main:</text:p>
      <text:p text:style-name="P1"><text:tab/>setNum16SRAM 1000</text:p>
      <text:p text:style-name="P1"><text:tab/>getNum16SRAM r18, r17</text:p>
      <text:p text:style-name="P1"><text:tab/>clear_SRAM_display</text:p>
      <text:p text:style-name="P1">rjmp Main</text:p>
      <text:p text:style-name="P1"/>
      <text:p text:style-name="P1">/* 16 tlačítek</text:p>
      <text:p text:style-name="P1">1 → jedeme po 10-ti</text:p>
      <text:p text:style-name="P1">2 → jedeme po 20-ti</text:p>
      <text:p text:style-name="P1"><text:soft-page-break/></text:p>
      <text:p text:style-name="P1">současně aktivní klíč → SRAM</text:p>
      <text:p text:style-name="P1">nulový klíč</text:p>
      <text:p text:style-name="P5">současné číslo →SRAM ← rozebercislo16.h</text:p>
      <text:p text:style-name="P5">současná operace →SRAM</text:p>
      <text:p text:style-name="P5">velikost úpravy → SRAM</text:p>
      <text:p text:style-name="P1"/>
      <text:p text:style-name="P1"/>
      <text:p text:style-name="P1">1. načti současné číslo</text:p>
      <text:p text:style-name="P1">2. ulož současné číslo</text:p>
      <text:p text:style-name="P1">3. uprav ...</text:p>
      <text:p text:style-name="P1">*/</text:p>
      <text:p text:style-name="P1"/>
      <text:p text:style-name="P5">uprav okolik, ja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4-04-24T12:41:25.433859187</meta:creation-date>
    <dc:date>2024-04-24T13:20:18.167611068</dc:date>
    <dc:creator>Vojtěch Vašek</dc:creator>
    <meta:editing-duration>PT23M27S</meta:editing-duration>
    <meta:editing-cycles>3</meta:editing-cycles>
    <meta:generator>LibreOffice/24.2.2.1$Linux_X86_64 LibreOffice_project/420$Build-1</meta:generator>
    <meta:document-statistic meta:table-count="0" meta:image-count="0" meta:object-count="0" meta:page-count="2" meta:paragraph-count="50" meta:word-count="114" meta:character-count="778" meta:non-whitespace-character-count="697"/>
  </office:meta>
</office:document-meta>
</file>